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ubtitle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T6_219" style:family="text"/>
    <style:style style:name="T6_220" style:family="text"/>
    <style:style style:name="T6_221" style:family="text"/>
    <style:style style:name="T6_222" style:family="text"/>
    <style:style style:name="T6_223" style:family="text"/>
    <style:style style:name="T6_224" style:family="text"/>
    <style:style style:name="T6_225" style:family="text"/>
    <style:style style:name="T6_226" style:family="text"/>
    <style:style style:name="T6_227" style:family="text"/>
    <style:style style:name="T6_228" style:family="text"/>
    <style:style style:name="T6_229" style:family="text"/>
    <style:style style:name="T6_230" style:family="text"/>
    <style:style style:name="T6_231" style:family="text"/>
    <style:style style:name="T6_232" style:family="text"/>
    <style:style style:name="T6_233" style:family="text"/>
    <style:style style:name="T6_234" style:family="text"/>
    <style:style style:name="T6_235" style:family="text"/>
    <style:style style:name="T6_236" style:family="text"/>
    <style:style style:name="T6_237" style:family="text"/>
    <style:style style:name="T6_238" style:family="text"/>
    <style:style style:name="T6_239" style:family="text"/>
    <style:style style:name="T6_240" style:family="text"/>
    <style:style style:name="T6_241" style:family="text"/>
    <style:style style:name="T6_242" style:family="text"/>
    <style:style style:name="T6_243" style:family="text"/>
    <style:style style:name="T6_244" style:family="text"/>
    <style:style style:name="T6_245" style:family="text"/>
    <style:style style:name="T6_246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T8_225" style:family="text"/>
    <style:style style:name="T8_226" style:family="text"/>
    <style:style style:name="T8_227" style:family="text"/>
    <style:style style:name="T8_228" style:family="text"/>
    <style:style style:name="T8_229" style:family="text"/>
    <style:style style:name="T8_230" style:family="text"/>
    <style:style style:name="T8_231" style:family="text"/>
    <style:style style:name="T8_232" style:family="text"/>
    <style:style style:name="T8_233" style:family="text"/>
    <style:style style:name="T8_234" style:family="text"/>
    <style:style style:name="T8_235" style:family="text"/>
    <style:style style:name="T8_236" style:family="text"/>
    <style:style style:name="T8_237" style:family="text"/>
    <style:style style:name="T8_238" style:family="text"/>
    <style:style style:name="T8_239" style:family="text"/>
    <style:style style:name="T8_240" style:family="text"/>
    <style:style style:name="T8_241" style:family="text"/>
    <style:style style:name="T8_242" style:family="text"/>
    <style:style style:name="T8_243" style:family="text"/>
    <style:style style:name="T8_244" style:family="text"/>
    <style:style style:name="T8_245" style:family="text"/>
    <style:style style:name="T8_246" style:family="text"/>
    <style:style style:name="T8_247" style:family="text"/>
    <style:style style:name="T8_248" style:family="text"/>
    <style:style style:name="T8_249" style:family="text"/>
    <style:style style:name="T8_250" style:family="text"/>
    <style:style style:name="T8_251" style:family="text"/>
    <style:style style:name="T8_252" style:family="text"/>
    <style:style style:name="T8_253" style:family="text"/>
    <style:style style:name="T8_254" style:family="text"/>
    <style:style style:name="T8_255" style:family="text"/>
    <style:style style:name="T8_256" style:family="text"/>
    <style:style style:name="T8_257" style:family="text"/>
    <style:style style:name="T8_258" style:family="text"/>
    <style:style style:name="T8_259" style:family="text"/>
    <style:style style:name="T8_260" style:family="text"/>
    <style:style style:name="T8_261" style:family="text"/>
    <style:style style:name="T8_262" style:family="text"/>
    <style:style style:name="T8_263" style:family="text"/>
    <style:style style:name="T8_264" style:family="text"/>
    <style:style style:name="T8_265" style:family="text"/>
    <style:style style:name="T8_266" style:family="text"/>
    <style:style style:name="T8_267" style:family="text"/>
    <style:style style:name="T8_268" style:family="text"/>
    <style:style style:name="T8_269" style:family="text"/>
    <style:style style:name="T8_270" style:family="text"/>
    <style:style style:name="T8_271" style:family="text"/>
    <style:style style:name="T8_272" style:family="text"/>
    <style:style style:name="T8_273" style:family="text"/>
    <style:style style:name="T8_274" style:family="text"/>
    <style:style style:name="T8_275" style:family="text"/>
    <style:style style:name="T8_276" style:family="text"/>
    <style:style style:name="T8_277" style:family="text"/>
    <style:style style:name="T8_278" style:family="text"/>
    <style:style style:name="T8_279" style:family="text"/>
    <style:style style:name="T8_280" style:family="text"/>
    <style:style style:name="T8_281" style:family="text"/>
    <style:style style:name="T8_282" style:family="text"/>
    <style:style style:name="T8_283" style:family="text"/>
    <style:style style:name="T8_284" style:family="text"/>
    <style:style style:name="T8_285" style:family="text"/>
    <style:style style:name="T8_286" style:family="text"/>
    <style:style style:name="T8_287" style:family="text"/>
    <style:style style:name="T8_288" style:family="text"/>
    <style:style style:name="T8_289" style:family="text"/>
    <style:style style:name="T8_290" style:family="text"/>
    <style:style style:name="T8_291" style:family="text"/>
    <style:style style:name="T8_292" style:family="text"/>
    <style:style style:name="T8_293" style:family="text"/>
    <style:style style:name="T8_294" style:family="text"/>
    <style:style style:name="T8_295" style:family="text"/>
    <style:style style:name="T8_296" style:family="text"/>
    <style:style style:name="T8_297" style:family="text"/>
    <style:style style:name="T8_298" style:family="text"/>
    <style:style style:name="T8_299" style:family="text"/>
    <style:style style:name="T8_300" style:family="text"/>
    <style:style style:name="T8_301" style:family="text"/>
    <style:style style:name="T8_302" style:family="text"/>
    <style:style style:name="T8_303" style:family="text"/>
    <style:style style:name="T8_304" style:family="text"/>
    <style:style style:name="T8_305" style:family="text"/>
    <style:style style:name="T8_306" style:family="text"/>
    <style:style style:name="T8_307" style:family="text"/>
    <style:style style:name="T8_308" style:family="text"/>
    <style:style style:name="T8_309" style:family="text"/>
    <style:style style:name="T8_310" style:family="text"/>
    <style:style style:name="T8_311" style:family="text"/>
    <style:style style:name="T8_312" style:family="text"/>
    <style:style style:name="T8_313" style:family="text"/>
    <style:style style:name="T8_314" style:family="text"/>
    <style:style style:name="T8_315" style:family="text"/>
    <style:style style:name="T8_316" style:family="text"/>
    <style:style style:name="T8_317" style:family="text"/>
    <style:style style:name="T8_318" style:family="text"/>
    <style:style style:name="T8_319" style:family="text"/>
    <style:style style:name="T8_320" style:family="text"/>
    <style:style style:name="T8_321" style:family="text"/>
    <style:style style:name="T8_322" style:family="text"/>
    <style:style style:name="T8_323" style:family="text"/>
    <style:style style:name="T8_324" style:family="text"/>
    <style:style style:name="T8_325" style:family="text"/>
    <style:style style:name="T8_326" style:family="text"/>
    <style:style style:name="T8_327" style:family="text"/>
    <style:style style:name="T8_328" style:family="text"/>
    <style:style style:name="T8_329" style:family="text"/>
    <style:style style:name="T8_330" style:family="text"/>
    <style:style style:name="T8_331" style:family="text"/>
    <style:style style:name="T8_332" style:family="text"/>
    <style:style style:name="T8_333" style:family="text"/>
    <style:style style:name="T8_334" style:family="text"/>
    <style:style style:name="T8_335" style:family="text"/>
    <style:style style:name="T8_336" style:family="text"/>
    <style:style style:name="T8_337" style:family="text"/>
    <style:style style:name="T8_338" style:family="text"/>
    <style:style style:name="T8_339" style:family="text"/>
    <style:style style:name="T8_340" style:family="text"/>
    <style:style style:name="T8_341" style:family="text"/>
    <style:style style:name="T8_342" style:family="text"/>
    <style:style style:name="T8_343" style:family="text"/>
    <style:style style:name="T8_344" style:family="text"/>
    <style:style style:name="T8_345" style:family="text"/>
    <style:style style:name="T8_346" style:family="text"/>
    <style:style style:name="T8_347" style:family="text"/>
    <style:style style:name="T8_348" style:family="text"/>
    <style:style style:name="T8_349" style:family="text"/>
    <style:style style:name="T8_350" style:family="text"/>
    <style:style style:name="T8_351" style:family="text"/>
    <style:style style:name="T8_352" style:family="text"/>
    <style:style style:name="T8_353" style:family="text"/>
    <style:style style:name="T8_354" style:family="text"/>
    <style:style style:name="T8_355" style:family="text"/>
    <style:style style:name="T8_356" style:family="text"/>
    <style:style style:name="T8_357" style:family="text"/>
    <style:style style:name="T8_358" style:family="text"/>
    <style:style style:name="T8_359" style:family="text"/>
    <style:style style:name="T8_360" style:family="text"/>
    <style:style style:name="T8_361" style:family="text"/>
    <style:style style:name="T8_362" style:family="text"/>
    <style:style style:name="T8_363" style:family="text"/>
    <style:style style:name="T8_364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</office:automatic-styles>
  <office:body>
    <office:text>
      <text:p text:style-name="P1"><text:bookmark-start text:name="h.cad133sa0kz0"/><text:bookmark-end text:name="h.cad133sa0kz0"/><text:span text:style-name="T1_1">Dola</text:span><text:span text:style-name="T1_2"><text:s/></text:span><text:span text:style-name="T1_3">hist</text:span><text:span text:style-name="T1_4">(</text:span><text:span text:style-name="T1_5">o</text:span><text:span text:style-name="T1_6">/</text:span><text:span text:style-name="T1_7">e</text:span><text:span text:style-name="T1_8">)</text:span><text:span text:style-name="T1_9">ryka</text:span></text:p>
      <text:p text:style-name="P2"><text:bookmark-start text:name="h.k59z09q29iby"/><text:bookmark-end text:name="h.k59z09q29iby"/><text:span text:style-name="T2_1">Czyli</text:span><text:span text:style-name="T2_2"><text:s/></text:span><text:span text:style-name="T2_3">zmartwienia</text:span><text:span text:style-name="T2_4"><text:s/></text:span><text:span text:style-name="T2_5">internetowego</text:span><text:span text:style-name="T2_6"><text:s/></text:span><text:span text:style-name="T2_7">wojownika</text:span><text:span text:style-name="T2_8"><text:s/></text:span><text:span text:style-name="T2_9">o</text:span><text:span text:style-name="T2_10"><text:s/></text:span><text:span text:style-name="T2_11">prawdę</text:span><text:span text:style-name="T2_12"><text:s/></text:span><text:span text:style-name="T2_13">historyczną</text:span></text:p>
      <text:p text:style-name="P3"/>
      <text:p text:style-name="P4"><text:span text:style-name="T4_1">Dobra</text:span><text:span text:style-name="T4_2"><text:s/></text:span><text:span text:style-name="T4_3">wiadomość</text:span><text:span text:style-name="T4_4"><text:s/></text:span><text:span text:style-name="T4_5">dla</text:span><text:span text:style-name="T4_6"><text:s/></text:span><text:span text:style-name="T4_7">studiujących</text:span><text:span text:style-name="T4_8"><text:s/></text:span><text:span text:style-name="T4_9">historię</text:span><text:span text:style-name="T4_10">!<text:s/></text:span><text:span text:style-name="T4_11">Gdy</text:span><text:span text:style-name="T4_12"><text:s/></text:span><text:span text:style-name="T4_13">skończycie</text:span><text:span text:style-name="T4_14"><text:s/></text:span><text:span text:style-name="T4_15">niechodzenie</text:span><text:span text:style-name="T4_16"><text:s/></text:span><text:span text:style-name="T4_17">na</text:span><text:span text:style-name="T4_18"><text:s/></text:span><text:span text:style-name="T4_19">zajęcia</text:span><text:span text:style-name="T4_20"><text:s/></text:span><text:span text:style-name="T4_21">i</text:span><text:span text:style-name="T4_22"><text:s/></text:span><text:span text:style-name="T4_23">zdawanie</text:span><text:span text:style-name="T4_24"><text:s/></text:span><text:span text:style-name="T4_25">egzaminów</text:span><text:span text:style-name="T4_26"><text:s/></text:span><text:span text:style-name="T4_27">metodą</text:span><text:span text:style-name="T4_28"><text:s/></text:span><text:span text:style-name="T4_29">ZZZ</text:span><text:span text:style-name="T4_30"><text:s/>(</text:span><text:span text:style-name="T4_31">Zakuć</text:span><text:span text:style-name="T4_32">,<text:s/></text:span><text:span text:style-name="T4_33">Zdać</text:span><text:span text:style-name="T4_34">,<text:s/></text:span><text:span text:style-name="T4_35">Zapomnieć</text:span><text:span text:style-name="T4_36">),<text:s/></text:span><text:span text:style-name="T4_37">CZEKA</text:span><text:span text:style-name="T4_38"><text:s/></text:span><text:span text:style-name="T4_39">NA</text:span><text:span text:style-name="T4_40"><text:s/></text:span><text:span text:style-name="T4_41">WAS</text:span><text:span text:style-name="T4_42"><text:s/></text:span><text:span text:style-name="T4_43">PRACA</text:span><text:span text:style-name="T4_44">!<text:s/></text:span><text:span text:style-name="T4_45">Nie</text:span><text:span text:style-name="T4_46"><text:s/></text:span><text:span text:style-name="T4_47">jest</text:span><text:span text:style-name="T4_48"><text:s/></text:span><text:span text:style-name="T4_49">to</text:span><text:span text:style-name="T4_50"><text:s/></text:span><text:span text:style-name="T4_51">żaden</text:span><text:span text:style-name="T4_52"><text:s/></text:span><text:span text:style-name="T4_53">fastfood</text:span><text:span text:style-name="T4_54">!<text:s/></text:span><text:span text:style-name="T4_55">Jest</text:span><text:span text:style-name="T4_56"><text:s/></text:span><text:span text:style-name="T4_57">tylko</text:span><text:span text:style-name="T4_58"><text:s/></text:span><text:span text:style-name="T4_59">jeden</text:span><text:span text:style-name="T4_60"><text:s/></text:span><text:span text:style-name="T4_61">haczyk</text:span><text:span text:style-name="T4_62"><text:s/>–<text:s/></text:span><text:span text:style-name="T4_63">nikt</text:span><text:span text:style-name="T4_64"><text:s/></text:span><text:span text:style-name="T4_65">za</text:span><text:span text:style-name="T4_66"><text:s/></text:span><text:span text:style-name="T4_67">to</text:span><text:span text:style-name="T4_68"><text:s/></text:span><text:span text:style-name="T4_69">nie</text:span><text:span text:style-name="T4_70"><text:s/></text:span><text:span text:style-name="T4_71">będzie</text:span><text:span text:style-name="T4_72"><text:s/></text:span><text:span text:style-name="T4_73">wam</text:span><text:span text:style-name="T4_74"><text:s/></text:span><text:span text:style-name="T4_75">płacił</text:span><text:span text:style-name="T4_76">;<text:s/></text:span><text:span text:style-name="T4_77">powiem</text:span><text:span text:style-name="T4_78"><text:s/></text:span><text:span text:style-name="T4_79">nawet</text:span><text:span text:style-name="T4_80"><text:s/></text:span><text:span text:style-name="T4_81">więcej</text:span><text:span text:style-name="T4_82"><text:s/>–<text:s/></text:span><text:span text:style-name="T4_83">prawdopodobnie</text:span><text:span text:style-name="T4_84"><text:s/></text:span><text:span text:style-name="T4_85">będziecie</text:span><text:span text:style-name="T4_86"><text:s/></text:span><text:span text:style-name="T4_87">musieli</text:span><text:span text:style-name="T4_88"><text:s/></text:span><text:span text:style-name="T4_89">w</text:span><text:span text:style-name="T4_90"><text:s/></text:span><text:span text:style-name="T4_91">to</text:span><text:span text:style-name="T4_92"><text:s/></text:span><text:span text:style-name="T4_93">wszystko</text:span><text:span text:style-name="T4_94"><text:s/></text:span><text:span text:style-name="T4_95">włożyć</text:span><text:span text:style-name="T4_96"><text:s/></text:span><text:span text:style-name="T4_97">swoje</text:span><text:span text:style-name="T4_98"><text:s/></text:span><text:span text:style-name="T4_99">nerwy</text:span><text:span text:style-name="T4_100"><text:s/></text:span><text:span text:style-name="T4_101">i</text:span><text:span text:style-name="T4_102"><text:s/></text:span><text:span text:style-name="T4_103">cierpliwość</text:span><text:span text:style-name="T4_104"><text:s/></text:span><text:span text:style-name="T4_105">godną</text:span><text:span text:style-name="T4_106"><text:s/></text:span><text:span text:style-name="T4_107">świętych</text:span><text:span text:style-name="T4_108"><text:s/>(</text:span><text:span text:style-name="T4_109">za</text:span><text:span text:style-name="T4_110"><text:s/></text:span><text:span text:style-name="T4_111">karę</text:span><text:span text:style-name="T4_112"><text:s/>–<text:s/></text:span><text:span text:style-name="T4_113">było</text:span><text:span text:style-name="T4_114"><text:s/></text:span><text:span text:style-name="T4_115">się</text:span><text:span text:style-name="T4_116"><text:s/></text:span><text:span text:style-name="T4_117">uczyć</text:span><text:span text:style-name="T4_118">).<text:s/></text:span><text:span text:style-name="T4_119">W</text:span><text:span text:style-name="T4_120"><text:s/></text:span><text:span text:style-name="T4_121">sumie</text:span><text:span text:style-name="T4_122"><text:s/></text:span><text:span text:style-name="T4_123">to</text:span><text:span text:style-name="T4_124"><text:s/></text:span><text:span text:style-name="T4_125">jednak</text:span><text:span text:style-name="T4_126"><text:s/></text:span><text:span text:style-name="T4_127">nie</text:span><text:span text:style-name="T4_128"><text:s/></text:span><text:span text:style-name="T4_129">brzmi</text:span><text:span text:style-name="T4_130"><text:s/></text:span><text:span text:style-name="T4_131">jak</text:span><text:span text:style-name="T4_132"><text:s/></text:span><text:span text:style-name="T4_133">praca</text:span><text:span text:style-name="T4_134">.<text:s/></text:span><text:span text:style-name="T4_135">Hm</text:span><text:span text:style-name="T4_136">...<text:s/></text:span><text:span text:style-name="T4_137">zajęcie</text:span><text:span text:style-name="T4_138">?<text:s/></text:span></text:p>
      <text:p text:style-name="P5"/>
      <text:p text:style-name="P6"><text:span text:style-name="T6_1">Jeśli</text:span><text:span text:style-name="T6_2"><text:s/></text:span><text:span text:style-name="T6_3">myślicie</text:span><text:span text:style-name="T6_4">,<text:s/></text:span><text:span text:style-name="T6_5">że</text:span><text:span text:style-name="T6_6"><text:s/></text:span><text:span text:style-name="T6_7">ogół</text:span><text:span text:style-name="T6_8"><text:s/></text:span><text:span text:style-name="T6_9">ludu</text:span><text:span text:style-name="T6_10"><text:s/></text:span><text:span text:style-name="T6_11">internetowego</text:span><text:span text:style-name="T6_12">,<text:s/></text:span><text:span text:style-name="T6_13">wirtualny</text:span><text:span text:style-name="T6_14"><text:s/></text:span><text:span text:style-name="T6_15">kolektyw</text:span><text:span text:style-name="T6_16"><text:s/></text:span><text:span text:style-name="T6_17">pochodzenia</text:span><text:span text:style-name="T6_18"><text:s/></text:span><text:span text:style-name="T6_19">polskiego</text:span><text:span text:style-name="T6_20"><text:s/></text:span><text:span text:style-name="T6_21">po</text:span><text:span text:style-name="T6_22"><text:s/></text:span><text:span text:style-name="T6_23">sześciu</text:span><text:span text:style-name="T6_24"><text:s/></text:span><text:span text:style-name="T6_25">latach</text:span><text:span text:style-name="T6_26"><text:s/></text:span><text:span text:style-name="T6_27">nauki</text:span><text:span text:style-name="T6_28"><text:s/>(</text:span><text:span text:style-name="T6_29">w</text:span><text:span text:style-name="T6_30"><text:s/></text:span><text:span text:style-name="T6_31">porywach</text:span><text:span text:style-name="T6_32"><text:s/></text:span><text:span text:style-name="T6_33">na</text:span><text:span text:style-name="T6_34"><text:s/></text:span><text:span text:style-name="T6_35">dziewięć</text:span><text:span text:style-name="T6_36">)<text:s/>–<text:s/></text:span><text:span text:style-name="T6_37">w</text:span><text:span text:style-name="T6_38"><text:s/></text:span><text:span text:style-name="T6_39">klasach</text:span><text:span text:style-name="T6_40"><text:s/>4-6<text:s/></text:span><text:span text:style-name="T6_41">podstawówki</text:span><text:span text:style-name="T6_42">,<text:s/></text:span><text:span text:style-name="T6_43">potem</text:span><text:span text:style-name="T6_44"><text:s/></text:span><text:span text:style-name="T6_45">zaś</text:span><text:span text:style-name="T6_46"><text:s/></text:span><text:span text:style-name="T6_47">trzech</text:span><text:span text:style-name="T6_48"><text:s/></text:span><text:span text:style-name="T6_49">klas</text:span><text:span text:style-name="T6_50"><text:s/></text:span><text:span text:style-name="T6_51">gimnazjum</text:span><text:span text:style-name="T6_52"><text:s/>(</text:span><text:span text:style-name="T6_53">i</text:span><text:span text:style-name="T6_54"><text:s/></text:span><text:span text:style-name="T6_55">trzech</text:span><text:span text:style-name="T6_56"><text:s/></text:span><text:span text:style-name="T6_57">liceum</text:span><text:span text:style-name="T6_58">)<text:s/>–<text:s/></text:span><text:span text:style-name="T6_59">nauczył</text:span><text:span text:style-name="T6_60"><text:s/></text:span><text:span text:style-name="T6_61">się</text:span><text:span text:style-name="T6_62"><text:s/></text:span><text:span text:style-name="T6_63">historii</text:span><text:span text:style-name="T6_64">,<text:s/></text:span><text:span text:style-name="T6_65">jesteście</text:span><text:span text:style-name="T6_66"><text:s/></text:span><text:span text:style-name="T6_67">w</text:span><text:span text:style-name="T6_68"><text:s/></text:span><text:span text:style-name="T6_69">strasznym</text:span><text:span text:style-name="T6_70">,<text:s/></text:span><text:span text:style-name="T6_71">ale</text:span><text:span text:style-name="T6_72"><text:s/></text:span><text:span text:style-name="T6_73">to</text:span><text:span text:style-name="T6_74"><text:s/></text:span><text:span text:style-name="T6_75">strasznym</text:span><text:span text:style-name="T6_76"><text:s/></text:span><text:span text:style-name="T6_77">błędzie</text:span><text:span text:style-name="T6_78">.<text:s/></text:span><text:span text:style-name="T6_79">Skala</text:span><text:span text:style-name="T6_80"><text:s/></text:span><text:span text:style-name="T6_81">błędu</text:span><text:span text:style-name="T6_82"><text:s/></text:span><text:span text:style-name="T6_83">jest</text:span><text:span text:style-name="T6_84"><text:s/></text:span><text:span text:style-name="T6_85">tu</text:span><text:span text:style-name="T6_86"><text:s/></text:span><text:span text:style-name="T6_87">porównywalna</text:span><text:span text:style-name="T6_88"><text:s/></text:span><text:span text:style-name="T6_89">z</text:span><text:span text:style-name="T6_90"><text:s/></text:span><text:span text:style-name="T6_91">decyzją</text:span><text:span text:style-name="T6_92"><text:s/></text:span><text:span text:style-name="T6_93">ignorowania</text:span><text:span text:style-name="T6_94"><text:s/></text:span><text:span text:style-name="T6_95">ostrzeżeń</text:span><text:span text:style-name="T6_96"><text:s/></text:span><text:span text:style-name="T6_97">o</text:span><text:span text:style-name="T6_98"><text:s/></text:span><text:span text:style-name="T6_99">górach</text:span><text:span text:style-name="T6_100"><text:s/></text:span><text:span text:style-name="T6_101">lodowych</text:span><text:span text:style-name="T6_102"><text:s/></text:span><text:span text:style-name="T6_103">wysyłanych</text:span><text:span text:style-name="T6_104"><text:s/></text:span><text:span text:style-name="T6_105">ze</text:span><text:span text:style-name="T6_106"><text:s/></text:span><text:span text:style-name="T6_107">statków</text:span><text:span text:style-name="T6_108"><text:s/></text:span><text:span text:style-name="T6_109">znajdujących</text:span><text:span text:style-name="T6_110"><text:s/></text:span><text:span text:style-name="T6_111">się</text:span><text:span text:style-name="T6_112"><text:s/></text:span><text:span text:style-name="T6_113">w</text:span><text:span text:style-name="T6_114"><text:s/></text:span><text:span text:style-name="T6_115">okolicach</text:span><text:span text:style-name="T6_116"><text:s/></text:span><text:span text:style-name="T6_117">niesławnego</text:span><text:span text:style-name="T6_118"><text:s/></text:span><text:span text:style-name="T6_119">RMS</text:span><text:span text:style-name="T6_120"><text:s/></text:span><text:span text:style-name="T6_121">Titanic</text:span><text:span text:style-name="T6_122">.<text:s/></text:span><text:span text:style-name="T6_123">Tak</text:span><text:span text:style-name="T6_124">,<text:s/></text:span><text:span text:style-name="T6_125">tak</text:span><text:span text:style-name="T6_126">,<text:s/></text:span><text:span text:style-name="T6_127">kuce</text:span><text:span text:style-name="T6_128"><text:s/></text:span><text:span text:style-name="T6_129">i</text:span><text:span text:style-name="T6_130"><text:s/></text:span><text:span text:style-name="T6_131">kucki</text:span><text:span text:style-name="T6_132">,<text:s/></text:span><text:span text:style-name="T6_133">internet</text:span><text:span text:style-name="T6_134"><text:s/></text:span><text:span text:style-name="T6_135">nie</text:span><text:span text:style-name="T6_136"><text:s/></text:span><text:span text:style-name="T6_137">umie</text:span><text:span text:style-name="T6_138"><text:s/></text:span><text:span text:style-name="T6_139">w</text:span><text:span text:style-name="T6_140"><text:s/></text:span><text:span text:style-name="T6_141">historię</text:span><text:span text:style-name="T6_142">.<text:s/></text:span><text:span text:style-name="T6_143">Przykład</text:span><text:span text:style-name="T6_144">?<text:s/></text:span><text:span text:style-name="T6_145">Wybielanie</text:span><text:span text:style-name="T6_146"><text:s/></text:span><text:span text:style-name="T6_147">kapitalizmu</text:span><text:span text:style-name="T6_148"><text:s/></text:span><text:span text:style-name="T6_149">jako</text:span><text:span text:style-name="T6_150"><text:s/></text:span><text:span text:style-name="T6_151">tego</text:span><text:span text:style-name="T6_152">,<text:s/></text:span><text:span text:style-name="T6_153">który</text:span><text:span text:style-name="T6_154"><text:s/></text:span><text:span text:style-name="T6_155">niesie</text:span><text:span text:style-name="T6_156"><text:s/></text:span><text:span text:style-name="T6_157">dobrobyt</text:span><text:span text:style-name="T6_158">.<text:s/></text:span><text:span text:style-name="T6_159">Uznawanie</text:span><text:span text:style-name="T6_160"><text:s/></text:span><text:span text:style-name="T6_161">rewolucji</text:span><text:span text:style-name="T6_162"><text:s/></text:span><text:span text:style-name="T6_163">francuskiej</text:span><text:span text:style-name="T6_164"><text:s/></text:span><text:span text:style-name="T6_165">za</text:span><text:span text:style-name="T6_166"><text:s/></text:span><text:span text:style-name="T6_167">rzecz</text:span><text:span text:style-name="T6_168"><text:s/></text:span><text:span text:style-name="T6_169">godną</text:span><text:span text:style-name="T6_170"><text:s/></text:span><text:span text:style-name="T6_171">pochwały</text:span><text:span text:style-name="T6_172">.<text:s/></text:span><text:span text:style-name="T6_173">Mówienie</text:span><text:span text:style-name="T6_174"><text:s/></text:span><text:span text:style-name="T6_175">o</text:span><text:span text:style-name="T6_176"><text:s/></text:span><text:span text:style-name="T6_177">powstaniu</text:span><text:span text:style-name="T6_178"><text:s/></text:span><text:span text:style-name="T6_179">warszawskim</text:span><text:span text:style-name="T6_180"><text:s/></text:span><text:span text:style-name="T6_181">jako</text:span><text:span text:style-name="T6_182"><text:s/></text:span><text:span text:style-name="T6_183">chwale</text:span><text:span text:style-name="T6_184"><text:s/></text:span><text:span text:style-name="T6_185">narodowej</text:span><text:span text:style-name="T6_186">.<text:s/></text:span><text:span text:style-name="T6_187">Przedstawianie</text:span><text:span text:style-name="T6_188"><text:s/></text:span><text:span text:style-name="T6_189">Inkwizycji</text:span><text:span text:style-name="T6_190"><text:s/></text:span><text:span text:style-name="T6_191">jako</text:span><text:span text:style-name="T6_192"><text:s/></text:span><text:span text:style-name="T6_193">tej</text:span><text:span text:style-name="T6_194">,<text:s/></text:span><text:span text:style-name="T6_195">która</text:span><text:span text:style-name="T6_196"><text:s/></text:span><text:span text:style-name="T6_197">paliła</text:span><text:span text:style-name="T6_198"><text:s/></text:span><text:span text:style-name="T6_199">miliony</text:span><text:span text:style-name="T6_200"><text:s/></text:span><text:span text:style-name="T6_201">Europejczyków</text:span><text:span text:style-name="T6_202">.<text:s/></text:span><text:span text:style-name="T6_203">Przedstawianie</text:span><text:span text:style-name="T6_204"><text:s/></text:span><text:span text:style-name="T6_205">krzyżowców</text:span><text:span text:style-name="T6_206"><text:s/></text:span><text:span text:style-name="T6_207">jako</text:span><text:span text:style-name="T6_208"><text:s/></text:span><text:span text:style-name="T6_209">krwiożercze</text:span><text:span text:style-name="T6_210"><text:s/></text:span><text:span text:style-name="T6_211">bestie</text:span><text:span text:style-name="T6_212"><text:s/></text:span><text:span text:style-name="T6_213">łupiące</text:span><text:span text:style-name="T6_214"><text:s/></text:span><text:span text:style-name="T6_215">bezbronne</text:span><text:span text:style-name="T6_216"><text:s/></text:span><text:span text:style-name="T6_217">miasta</text:span><text:span text:style-name="T6_218"><text:s/></text:span><text:span text:style-name="T6_219">muzułmańskie</text:span><text:span text:style-name="T6_220">,<text:s/></text:span><text:span text:style-name="T6_221">wyżynające</text:span><text:span text:style-name="T6_222"><text:s/></text:span><text:span text:style-name="T6_223">mężczyzn</text:span><text:span text:style-name="T6_224">,<text:s/></text:span><text:span text:style-name="T6_225">gwałcące</text:span><text:span text:style-name="T6_226"><text:s/></text:span><text:span text:style-name="T6_227">kobiety</text:span><text:span text:style-name="T6_228"><text:s/></text:span><text:span text:style-name="T6_229">i</text:span><text:span text:style-name="T6_230"><text:s/></text:span><text:span text:style-name="T6_231">przynoszące</text:span><text:span text:style-name="T6_232"><text:s/></text:span><text:span text:style-name="T6_233">mrok</text:span><text:span text:style-name="T6_234"><text:s/></text:span><text:span text:style-name="T6_235">i</text:span><text:span text:style-name="T6_236"><text:s/></text:span><text:span text:style-name="T6_237">ciemiężycielstwo</text:span><text:span text:style-name="T6_238"><text:s/></text:span><text:span text:style-name="T6_239">związane</text:span><text:span text:style-name="T6_240"><text:s/></text:span><text:span text:style-name="T6_241">z</text:span><text:span text:style-name="T6_242"><text:s/></text:span><text:span text:style-name="T6_243">ustrojem</text:span><text:span text:style-name="T6_244"><text:s/></text:span><text:span text:style-name="T6_245">feudalnym</text:span><text:span text:style-name="T6_246">.</text:span></text:p>
      <text:p text:style-name="P7"/>
      <text:p text:style-name="P8"><text:span text:style-name="T8_1">Dla</text:span><text:span text:style-name="T8_2"><text:s/></text:span><text:span text:style-name="T8_3">reszty</text:span><text:span text:style-name="T8_4">,<text:s/></text:span><text:span text:style-name="T8_5">wciąż</text:span><text:span text:style-name="T8_6"><text:s/></text:span><text:span text:style-name="T8_7">zdziwionych</text:span><text:span text:style-name="T8_8">,<text:s/></text:span><text:span text:style-name="T8_9">ale</text:span><text:span text:style-name="T8_10"><text:s/></text:span><text:span text:style-name="T8_11">uspokojonych</text:span><text:span text:style-name="T8_12">,<text:s/></text:span><text:span text:style-name="T8_13">mam</text:span><text:span text:style-name="T8_14"><text:s/></text:span><text:span text:style-name="T8_15">dowody</text:span><text:span text:style-name="T8_16"><text:s/></text:span><text:span text:style-name="T8_17">na</text:span><text:span text:style-name="T8_18"><text:s/></text:span><text:span text:style-name="T8_19">to</text:span><text:span text:style-name="T8_20">,<text:s/></text:span><text:span text:style-name="T8_21">że</text:span><text:span text:style-name="T8_22"><text:s/></text:span><text:span text:style-name="T8_23">nie</text:span><text:span text:style-name="T8_24"><text:s/></text:span><text:span text:style-name="T8_25">jest</text:span><text:span text:style-name="T8_26"><text:s/></text:span><text:span text:style-name="T8_27">tak</text:span><text:span text:style-name="T8_28">,<text:s/></text:span><text:span text:style-name="T8_29">jak</text:span><text:span text:style-name="T8_30"><text:s/></text:span><text:span text:style-name="T8_31">się</text:span><text:span text:style-name="T8_32"><text:s/></text:span><text:span text:style-name="T8_33">powszechnie</text:span><text:span text:style-name="T8_34"><text:s/></text:span><text:span text:style-name="T8_35">uważa</text:span><text:span text:style-name="T8_36">.<text:s/></text:span><text:span text:style-name="T8_37">Krótko</text:span><text:span text:style-name="T8_38"><text:s/></text:span><text:span text:style-name="T8_39">wyjaśnię</text:span><text:span text:style-name="T8_40">,<text:s/></text:span><text:span text:style-name="T8_41">bo</text:span><text:span text:style-name="T8_42"><text:s/></text:span><text:span text:style-name="T8_43">limit</text:span><text:span text:style-name="T8_44"><text:s/></text:span><text:span text:style-name="T8_45">jednej</text:span><text:span text:style-name="T8_46"><text:s/></text:span><text:span text:style-name="T8_47">strony</text:span><text:span text:style-name="T8_48"><text:s/></text:span><text:span text:style-name="T8_49">akurat</text:span><text:span text:style-name="T8_50"><text:s/></text:span><text:span text:style-name="T8_51">teraz</text:span><text:span text:style-name="T8_52"><text:s/></text:span><text:span text:style-name="T8_53">jest</text:span><text:span text:style-name="T8_54"><text:s/></text:span><text:span text:style-name="T8_55">dość</text:span><text:span text:style-name="T8_56"><text:s/></text:span><text:span text:style-name="T8_57">niewygodny</text:span><text:span text:style-name="T8_58">.<text:s/></text:span><text:span text:style-name="T8_59">Kapitalizm</text:span><text:span text:style-name="T8_60"><text:s/></text:span><text:span text:style-name="T8_61">prowadzi</text:span><text:span text:style-name="T8_62"><text:s/></text:span><text:span text:style-name="T8_63">do</text:span><text:span text:style-name="T8_64"><text:s/></text:span><text:span text:style-name="T8_65">wzbogacania</text:span><text:span text:style-name="T8_66"><text:s/></text:span><text:span text:style-name="T8_67">się</text:span><text:span text:style-name="T8_68"><text:s/></text:span><text:span text:style-name="T8_69">nielicznych</text:span><text:span text:style-name="T8_70"><text:s/></text:span><text:span text:style-name="T8_71">względem</text:span><text:span text:style-name="T8_72"><text:s/></text:span><text:span text:style-name="T8_73">ubożenia</text:span><text:span text:style-name="T8_74"><text:s/></text:span><text:span text:style-name="T8_75">licznych</text:span><text:span text:style-name="T8_76"><text:s/>(</text:span><text:span text:style-name="T8_77">komuniści</text:span><text:span text:style-name="T8_78"><text:s/></text:span><text:span text:style-name="T8_79">akurat</text:span><text:span text:style-name="T8_80"><text:s/></text:span><text:span text:style-name="T8_81">w</text:span><text:span text:style-name="T8_82"><text:s/></text:span><text:span text:style-name="T8_83">tym</text:span><text:span text:style-name="T8_84"><text:s/></text:span><text:span text:style-name="T8_85">wypadku</text:span><text:span text:style-name="T8_86"><text:s/></text:span><text:span text:style-name="T8_87">mieli</text:span><text:span text:style-name="T8_88"><text:s/></text:span><text:span text:style-name="T8_89">rację</text:span><text:span text:style-name="T8_90">),<text:s/></text:span><text:span text:style-name="T8_91">jeśli</text:span><text:span text:style-name="T8_92"><text:s/></text:span><text:span text:style-name="T8_93">komuś</text:span><text:span text:style-name="T8_94"><text:s/></text:span><text:span text:style-name="T8_95">uśmiecha</text:span><text:span text:style-name="T8_96"><text:s/></text:span><text:span text:style-name="T8_97">się</text:span><text:span text:style-name="T8_98"><text:s/></text:span><text:span text:style-name="T8_99">tyrać</text:span><text:span text:style-name="T8_100"><text:s/></text:span><text:span text:style-name="T8_101">na</text:span><text:span text:style-name="T8_102"><text:s/></text:span><text:span text:style-name="T8_103">kogoś</text:span><text:span text:style-name="T8_104"><text:s/>–<text:s/></text:span><text:span text:style-name="T8_105">proszę</text:span><text:span text:style-name="T8_106"><text:s/></text:span><text:span text:style-name="T8_107">bardzo</text:span><text:span text:style-name="T8_108">.<text:s/></text:span><text:span text:style-name="T8_109">Wolę</text:span><text:span text:style-name="T8_110"><text:s/></text:span><text:span text:style-name="T8_111">chadecję</text:span><text:span text:style-name="T8_112">,<text:s/></text:span><text:span text:style-name="T8_113">dzięki</text:span><text:span text:style-name="T8_114"><text:s/></text:span><text:span text:style-name="T8_115">której</text:span><text:span text:style-name="T8_116"><text:s/></text:span><text:span text:style-name="T8_117">RFN</text:span><text:span text:style-name="T8_118"><text:s/></text:span><text:span text:style-name="T8_119">po</text:span><text:span text:style-name="T8_120"><text:s/></text:span><text:span text:style-name="T8_121">II</text:span><text:span text:style-name="T8_122"><text:s/></text:span><text:span text:style-name="T8_123">wojnie</text:span><text:span text:style-name="T8_124"><text:s/></text:span><text:span text:style-name="T8_125">światowej</text:span><text:span text:style-name="T8_126"><text:s/></text:span><text:span text:style-name="T8_127">w</text:span><text:span text:style-name="T8_128"><text:s/></text:span><text:span text:style-name="T8_129">ciągu</text:span><text:span text:style-name="T8_130"><text:s/>30<text:s/></text:span><text:span text:style-name="T8_131">lat</text:span><text:span text:style-name="T8_132"><text:s/></text:span><text:span text:style-name="T8_133">podniósł</text:span><text:span text:style-name="T8_134"><text:s/></text:span><text:span text:style-name="T8_135">się</text:span><text:span text:style-name="T8_136"><text:s/></text:span><text:span text:style-name="T8_137">z</text:span><text:span text:style-name="T8_138"><text:s/></text:span><text:span text:style-name="T8_139">powojennego</text:span><text:span text:style-name="T8_140"><text:s/></text:span><text:span text:style-name="T8_141">chaosu</text:span><text:span text:style-name="T8_142"><text:s/></text:span><text:span text:style-name="T8_143">i</text:span><text:span text:style-name="T8_144"><text:s/></text:span><text:span text:style-name="T8_145">wrócił</text:span><text:span text:style-name="T8_146"><text:s/></text:span><text:span text:style-name="T8_147">na</text:span><text:span text:style-name="T8_148"><text:s/></text:span><text:span text:style-name="T8_149">swą</text:span><text:span text:style-name="T8_150"><text:s/></text:span><text:span text:style-name="T8_151">pozycję</text:span><text:span text:style-name="T8_152"><text:s/></text:span><text:span text:style-name="T8_153">tytana</text:span><text:span text:style-name="T8_154"><text:s/></text:span><text:span text:style-name="T8_155">gospodarki</text:span><text:span text:style-name="T8_156">.<text:s/></text:span><text:span text:style-name="T8_157">Rewolucja</text:span><text:span text:style-name="T8_158"><text:s/></text:span><text:span text:style-name="T8_159">francuska</text:span><text:span text:style-name="T8_160"><text:s/>–<text:s/></text:span><text:span text:style-name="T8_161">wystarczy</text:span><text:span text:style-name="T8_162"><text:s/></text:span><text:span text:style-name="T8_163">poczytać</text:span><text:span text:style-name="T8_164"><text:s/></text:span><text:span text:style-name="T8_165">o</text:span><text:span text:style-name="T8_166"><text:s/></text:span><text:span text:style-name="T8_167">tym</text:span><text:span text:style-name="T8_168">,<text:s/></text:span><text:span text:style-name="T8_169">co</text:span><text:span text:style-name="T8_170"><text:s/></text:span><text:span text:style-name="T8_171">robiono</text:span><text:span text:style-name="T8_172"><text:s/></text:span><text:span text:style-name="T8_173">w</text:span><text:span text:style-name="T8_174"><text:s/></text:span><text:span text:style-name="T8_175">Wandei</text:span><text:span text:style-name="T8_176">,<text:s/></text:span><text:span text:style-name="T8_177">jak</text:span><text:span text:style-name="T8_178"><text:s/></text:span><text:span text:style-name="T8_179">brzmiało</text:span><text:span text:style-name="T8_180"><text:s/></text:span><text:span text:style-name="T8_181">pełne</text:span><text:span text:style-name="T8_182"><text:s/></text:span><text:span text:style-name="T8_183">hasło</text:span><text:span text:style-name="T8_184"><text:s/></text:span><text:span text:style-name="T8_185">rewolucji</text:span><text:span text:style-name="T8_186"><text:s/>("</text:span><text:span text:style-name="T8_187">Wolność</text:span><text:span text:style-name="T8_188">,<text:s/></text:span><text:span text:style-name="T8_189">równość</text:span><text:span text:style-name="T8_190">,<text:s/></text:span><text:span text:style-name="T8_191">braterstwo</text:span><text:span text:style-name="T8_192">,<text:s/></text:span><text:span text:style-name="T8_193">albo</text:span><text:span text:style-name="T8_194"><text:s/></text:span><text:span text:style-name="T8_195">śmierć</text:span><text:span text:style-name="T8_196">",<text:s/></text:span><text:span text:style-name="T8_197">i</text:span><text:span text:style-name="T8_198"><text:s/></text:span><text:span text:style-name="T8_199">nie</text:span><text:span text:style-name="T8_200">,<text:s/></text:span><text:span text:style-name="T8_201">nie</text:span><text:span text:style-name="T8_202"><text:s/></text:span><text:span text:style-name="T8_203">chodzi</text:span><text:span text:style-name="T8_204"><text:s/></text:span><text:span text:style-name="T8_205">tu</text:span><text:span text:style-name="T8_206"><text:s/></text:span><text:span text:style-name="T8_207">o</text:span><text:span text:style-name="T8_208"><text:s/></text:span><text:span text:style-name="T8_209">ofiarne</text:span><text:span text:style-name="T8_210"><text:s/></text:span><text:span text:style-name="T8_211">składanie</text:span><text:span text:style-name="T8_212"><text:s/></text:span><text:span text:style-name="T8_213">swego</text:span><text:span text:style-name="T8_214"><text:s/></text:span><text:span text:style-name="T8_215">życia</text:span><text:span text:style-name="T8_216"><text:s/></text:span><text:span text:style-name="T8_217">za</text:span><text:span text:style-name="T8_218"><text:s/></text:span><text:span text:style-name="T8_219">te</text:span><text:span text:style-name="T8_220"><text:s/></text:span><text:span text:style-name="T8_221">wartości</text:span><text:span text:style-name="T8_222">).<text:s/></text:span><text:span text:style-name="T8_223">Powstanie</text:span><text:span text:style-name="T8_224"><text:s/></text:span><text:span text:style-name="T8_225">warszawskie</text:span><text:span text:style-name="T8_226"><text:s/></text:span><text:span text:style-name="T8_227">było</text:span><text:span text:style-name="T8_228"><text:s/></text:span><text:span text:style-name="T8_229">masakrą</text:span><text:span text:style-name="T8_230"><text:s/></text:span><text:span text:style-name="T8_231">ludzi</text:span><text:span text:style-name="T8_232"><text:s/></text:span><text:span text:style-name="T8_233">młodych</text:span><text:span text:style-name="T8_234">,<text:s/></text:span><text:span text:style-name="T8_235">którzy</text:span><text:span text:style-name="T8_236"><text:s/></text:span><text:span text:style-name="T8_237">potrzebni</text:span><text:span text:style-name="T8_238"><text:s/></text:span><text:span text:style-name="T8_239">byli</text:span><text:span text:style-name="T8_240"><text:s/></text:span><text:span text:style-name="T8_241">po</text:span><text:span text:style-name="T8_242"><text:s/></text:span><text:span text:style-name="T8_243">wojnie</text:span><text:span text:style-name="T8_244"><text:s/></text:span><text:span text:style-name="T8_245">do</text:span><text:span text:style-name="T8_246"><text:s/></text:span><text:span text:style-name="T8_247">odbudowy</text:span><text:span text:style-name="T8_248"><text:s/></text:span><text:span text:style-name="T8_249">kraju</text:span><text:span text:style-name="T8_250">.<text:s/></text:span><text:span text:style-name="T8_251">Inkwizycja</text:span><text:span text:style-name="T8_252"><text:s/></text:span><text:span text:style-name="T8_253">mordowała</text:span><text:span text:style-name="T8_254"><text:s/></text:span><text:span text:style-name="T8_255">z</text:span><text:span text:style-name="T8_256"><text:s/></text:span><text:span text:style-name="T8_257">częstotliwością</text:span><text:span text:style-name="T8_258"><text:s/></text:span><text:span text:style-name="T8_259">człowieka</text:span><text:span text:style-name="T8_260"><text:s/></text:span><text:span text:style-name="T8_261">na</text:span><text:span text:style-name="T8_262"><text:s/></text:span><text:span text:style-name="T8_263">dzień</text:span><text:span text:style-name="T8_264">.<text:s/></text:span><text:span text:style-name="T8_265">Działała</text:span><text:span text:style-name="T8_266"><text:s/></text:span><text:span text:style-name="T8_267">kilkaset</text:span><text:span text:style-name="T8_268"><text:s/></text:span><text:span text:style-name="T8_269">lat</text:span><text:span text:style-name="T8_270">,<text:s/></text:span><text:span text:style-name="T8_271">a</text:span><text:span text:style-name="T8_272"><text:s/></text:span><text:span text:style-name="T8_273">zazwyczaj</text:span><text:span text:style-name="T8_274"><text:s/></text:span><text:span text:style-name="T8_275">albo</text:span><text:span text:style-name="T8_276"><text:s/></text:span><text:span text:style-name="T8_277">wypuszczała</text:span><text:span text:style-name="T8_278"><text:s/></text:span><text:span text:style-name="T8_279">podejrzanego</text:span><text:span text:style-name="T8_280">,<text:s/></text:span><text:span text:style-name="T8_281">albo</text:span><text:span text:style-name="T8_282"><text:s/></text:span><text:span text:style-name="T8_283">kazała</text:span><text:span text:style-name="T8_284"><text:s/></text:span><text:span text:style-name="T8_285">odmówić</text:span><text:span text:style-name="T8_286"><text:s/></text:span><text:span text:style-name="T8_287">mu</text:span><text:span text:style-name="T8_288"><text:s/></text:span><text:span text:style-name="T8_289">zdrowaśkę</text:span><text:span text:style-name="T8_290"><text:s/></text:span><text:span text:style-name="T8_291">czy</text:span><text:span text:style-name="T8_292"><text:s/></text:span><text:span text:style-name="T8_293">iść</text:span><text:span text:style-name="T8_294"><text:s/></text:span><text:span text:style-name="T8_295">na</text:span><text:span text:style-name="T8_296"><text:s/></text:span><text:span text:style-name="T8_297">pielgrzymkę</text:span><text:span text:style-name="T8_298">.<text:s/></text:span><text:span text:style-name="T8_299">Krucjaty</text:span><text:span text:style-name="T8_300">?<text:s/></text:span><text:span text:style-name="T8_301">Nic</text:span><text:span text:style-name="T8_302"><text:s/></text:span><text:span text:style-name="T8_303">innego</text:span><text:span text:style-name="T8_304"><text:s/></text:span><text:span text:style-name="T8_305">jak</text:span><text:span text:style-name="T8_306"><text:s/></text:span><text:span text:style-name="T8_307">właściwie</text:span><text:span text:style-name="T8_308"><text:s/></text:span><text:span text:style-name="T8_309">rozpaczliwa</text:span><text:span text:style-name="T8_310"><text:s/></text:span><text:span text:style-name="T8_311">próba</text:span><text:span text:style-name="T8_312"><text:s/></text:span><text:span text:style-name="T8_313">przerwania</text:span><text:span text:style-name="T8_314"><text:s/></text:span><text:span text:style-name="T8_315">procederu</text:span><text:span text:style-name="T8_316"><text:s/></text:span><text:span text:style-name="T8_317">islamskich</text:span><text:span text:style-name="T8_318"><text:s/></text:span><text:span text:style-name="T8_319">napaści</text:span><text:span text:style-name="T8_320"><text:s/></text:span><text:span text:style-name="T8_321">na</text:span><text:span text:style-name="T8_322"><text:s/></text:span><text:span text:style-name="T8_323">południe</text:span><text:span text:style-name="T8_324"><text:s/></text:span><text:span text:style-name="T8_325">Europy</text:span><text:span text:style-name="T8_326">,<text:s/></text:span><text:span text:style-name="T8_327">wyrwanie</text:span><text:span text:style-name="T8_328"><text:s/></text:span><text:span text:style-name="T8_329">się</text:span><text:span text:style-name="T8_330"><text:s/></text:span><text:span text:style-name="T8_331">z</text:span><text:span text:style-name="T8_332"><text:s/></text:span><text:span text:style-name="T8_333">biednej</text:span><text:span text:style-name="T8_334"><text:s/></text:span><text:span text:style-name="T8_335">Europy</text:span><text:span text:style-name="T8_336"><text:s/></text:span><text:span text:style-name="T8_337">ku</text:span><text:span text:style-name="T8_338"><text:s/></text:span><text:span text:style-name="T8_339">Ziemi</text:span><text:span text:style-name="T8_340"><text:s/></text:span><text:span text:style-name="T8_341">Świętej</text:span><text:span text:style-name="T8_342">,<text:s/></text:span><text:span text:style-name="T8_343">szukanie</text:span><text:span text:style-name="T8_344"><text:s/></text:span><text:span text:style-name="T8_345">odkupienia</text:span><text:span text:style-name="T8_346"><text:s/></text:span><text:span text:style-name="T8_347">swych</text:span><text:span text:style-name="T8_348"><text:s/></text:span><text:span text:style-name="T8_349">win</text:span><text:span text:style-name="T8_350">,<text:s/></text:span><text:span text:style-name="T8_351">czy</text:span><text:span text:style-name="T8_352"><text:s/></text:span><text:span text:style-name="T8_353">po</text:span><text:span text:style-name="T8_354"><text:s/></text:span><text:span text:style-name="T8_355">prostu</text:span><text:span text:style-name="T8_356"><text:s/></text:span><text:span text:style-name="T8_357">swojego</text:span><text:span text:style-name="T8_358"><text:s/></text:span><text:span text:style-name="T8_359">miejsca</text:span><text:span text:style-name="T8_360"><text:s/></text:span><text:span text:style-name="T8_361">na</text:span><text:span text:style-name="T8_362"><text:s/></text:span><text:span text:style-name="T8_363">świecie</text:span><text:span text:style-name="T8_364">.</text:span></text:p>
      <text:p text:style-name="P9"/>
      <text:p text:style-name="P10"><text:span text:style-name="T10_1">Powiem</text:span><text:span text:style-name="T10_2"><text:s/></text:span><text:span text:style-name="T10_3">tak</text:span><text:span text:style-name="T10_4"><text:s/>–<text:s/></text:span><text:span text:style-name="T10_5">na</text:span><text:span text:style-name="T10_6"><text:s/></text:span><text:span text:style-name="T10_7">to</text:span><text:span text:style-name="T10_8"><text:s/></text:span><text:span text:style-name="T10_9">wszystko</text:span><text:span text:style-name="T10_10"><text:s/></text:span><text:span text:style-name="T10_11">mam</text:span><text:span text:style-name="T10_12"><text:s/></text:span><text:span text:style-name="T10_13">dowody</text:span><text:span text:style-name="T10_14">.<text:s/></text:span><text:span text:style-name="T10_15">Coś</text:span><text:span text:style-name="T10_16">,<text:s/></text:span><text:span text:style-name="T10_17">o</text:span><text:span text:style-name="T10_18"><text:s/></text:span><text:span text:style-name="T10_19">co</text:span><text:span text:style-name="T10_20"><text:s/></text:span><text:span text:style-name="T10_21">trudno</text:span><text:span text:style-name="T10_22"><text:s/></text:span><text:span text:style-name="T10_23">w</text:span><text:span text:style-name="T10_24"><text:s/></text:span><text:span text:style-name="T10_25">internetach</text:span><text:span text:style-name="T10_26">,<text:s/></text:span><text:span text:style-name="T10_27">zwłaszcza</text:span><text:span text:style-name="T10_28"><text:s/></text:span><text:span text:style-name="T10_29">w</text:span><text:span text:style-name="T10_30"><text:s/></text:span><text:span text:style-name="T10_31">dyskusjach</text:span><text:span text:style-name="T10_32">,<text:s/></text:span><text:span text:style-name="T10_33">kupoburzach</text:span><text:span text:style-name="T10_34">.<text:s/></text:span><text:span text:style-name="T10_35">Kto</text:span><text:span text:style-name="T10_36"><text:s/></text:span><text:span text:style-name="T10_37">chce</text:span><text:span text:style-name="T10_38"><text:s/>–<text:s/></text:span><text:span text:style-name="T10_39">niechaj</text:span><text:span text:style-name="T10_40"><text:s/></text:span><text:span text:style-name="T10_41">się</text:span><text:span text:style-name="T10_42"><text:s/></text:span><text:span text:style-name="T10_43">do</text:span><text:span text:style-name="T10_44"><text:s/></text:span><text:span text:style-name="T10_45">mnie</text:span><text:span text:style-name="T10_46"><text:s/></text:span><text:span text:style-name="T10_47">zgłosi</text:span><text:span text:style-name="T10_48">.<text:s/></text:span><text:span text:style-name="T10_49">Dam</text:span><text:span text:style-name="T10_50"><text:s/></text:span><text:span text:style-name="T10_51">mu</text:span><text:span text:style-name="T10_52"><text:s/></text:span><text:span text:style-name="T10_53">to</text:span><text:span text:style-name="T10_54"><text:s/></text:span><text:span text:style-name="T10_55">wszystko</text:span><text:span text:style-name="T10_56">,<text:s/></text:span><text:span text:style-name="T10_57">niech</text:span><text:span text:style-name="T10_58"><text:s/></text:span><text:span text:style-name="T10_59">ze</text:span><text:span text:style-name="T10_60"><text:s/></text:span><text:span text:style-name="T10_61">mną</text:span><text:span text:style-name="T10_62"><text:s/></text:span><text:span text:style-name="T10_63">bije</text:span><text:span text:style-name="T10_64"><text:s/></text:span><text:span text:style-name="T10_65">się</text:span><text:span text:style-name="T10_66"><text:s/></text:span><text:span text:style-name="T10_67">o</text:span><text:span text:style-name="T10_68"><text:s/></text:span><text:span text:style-name="T10_69">prawdę</text:span><text:span text:style-name="T10_70"><text:s/></text:span><text:span text:style-name="T10_71">w</text:span><text:span text:style-name="T10_72"><text:s/></text:span><text:span text:style-name="T10_73">internecie</text:span><text:span text:style-name="T10_74">.</text:span></text:p>
      <text:p text:style-name="P11"/>
      <text:p text:style-name="P12"><text:span text:style-name="T12_1">Powiedzmy</text:span><text:span text:style-name="T12_2"><text:s/></text:span><text:span text:style-name="T12_3">sobie</text:span><text:span text:style-name="T12_4"><text:s/></text:span><text:span text:style-name="T12_5">szczerze</text:span><text:span text:style-name="T12_6"><text:s/>–<text:s/></text:span><text:span text:style-name="T12_7">książek</text:span><text:span text:style-name="T12_8"><text:s/></text:span><text:span text:style-name="T12_9">i</text:span><text:span text:style-name="T12_10"><text:s/></text:span><text:span text:style-name="T12_11">tak</text:span><text:span text:style-name="T12_12"><text:s/></text:span><text:span text:style-name="T12_13">nie</text:span><text:span text:style-name="T12_14"><text:s/></text:span><text:span text:style-name="T12_15">przeczytają</text:span><text:span text:style-name="T12_1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